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</office:automatic-styles>
  <office:body>
    <office:text text:use-soft-page-breaks="true">
      <text:p text:style-name="P1">Controlls für die Fitness App:</text:p>
      <text:list text:style-name="LFO1" text:continue-numbering="true">
        <text:list-item>
          <text:p text:style-name="P2">Radiobuttons</text:p>
        </text:list-item>
        <text:list-item>
          <text:p text:style-name="P3">Combobox</text:p>
        </text:list-item>
        <text:list-item>
          <text:p text:style-name="P4">Liste</text:p>
        </text:list-item>
        <text:list-item>
          <text:p text:style-name="P5">Button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Sonnek</meta:initial-creator>
    <dc:creator>Stefan Sonnek</dc:creator>
    <meta:creation-date>2019-03-12T11:01:00Z</meta:creation-date>
    <dc:date>2019-03-12T11:14:00Z</dc:date>
    <meta:template xlink:href="Normal.dotm" xlink:type="simple"/>
    <meta:editing-cycles>1</meta:editing-cycles>
    <meta:editing-duration>PT0S</meta:editing-duration>
    <meta:document-statistic meta:page-count="1" meta:paragraph-count="1" meta:word-count="9" meta:character-count="66" meta:row-count="1" meta:non-whitespace-character-count="58"/>
  </office:meta>
</office:document-meta>
</file>